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F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font-variant="normal" style:font-size-complex="14pt"/>
    </style:style>
    <style:style style:name="P18" style:parent-style-name="Обычный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2" style:parent-style-name="Обычный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</style:style>
    <style:style style:name="T26" style:parent-style-name="Названиекниги" style:family="text">
      <style:text-properties fo:font-variant="normal" fo:font-size="14pt" style:font-size-asian="14pt" style:font-size-complex="14pt"/>
    </style:style>
    <style:style style:name="T27" style:parent-style-name="Названиекниги" style:family="text">
      <style:text-properties fo:font-variant="normal" fo:color="#000000" fo:font-size="14pt" style:font-size-asian="14pt" style:font-size-complex="14pt"/>
    </style:style>
    <style:style style:name="P28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Обычный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6" style:family="table-column">
      <style:table-column-properties style:column-width="2.9527in" style:use-optimal-column-width="false"/>
    </style:style>
    <style:style style:name="TableColumn37" style:family="table-column">
      <style:table-column-properties style:column-width="1.7722in" style:use-optimal-column-width="false"/>
    </style:style>
    <style:style style:name="TableColumn38" style:family="table-column">
      <style:table-column-properties style:column-width="1.968in" style:use-optimal-column-width="false"/>
    </style:style>
    <style:style style:name="Table35" style:family="table">
      <style:table-properties style:width="6.693in" style:rel-width="100%" fo:margin-left="0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Обычный" style:family="paragraph">
      <style:text-properties fo:font-size="14pt" style:font-size-asian="14pt"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Обычный" style:family="paragraph">
      <style:text-properties fo:font-size="14pt" style:font-size-asian="14pt"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Обычный" style:family="paragraph">
      <style:paragraph-properties fo:text-align="center"/>
    </style:style>
    <style:style style:name="T46" style:parent-style-name="Основнойшрифтабзаца" style:family="text">
      <style:text-properties fo:color="#000000"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Обычный" style:family="paragraph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Обычный" style:family="paragraph"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Обычный" style:family="paragraph">
      <style:paragraph-properties fo:text-align="center"/>
      <style:text-properties fo:color="#000000" fo:font-size="14pt" style:font-size-asian="14pt" style:font-size-complex="14pt"/>
    </style:style>
    <style:style style:name="P54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Обычный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Обычный" style:family="paragraph">
      <style:paragraph-properties fo:text-align="center" fo:line-height="150%"/>
    </style:style>
    <style:style style:name="T5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59" style:parent-style-name="Обычный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 fo:text-indent="0.4923in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85" style:parent-style-name="Обычный" style:family="paragraph">
      <style:paragraph-properties fo:text-align="justify" fo:line-height="150%" fo:text-indent="0.4923in"/>
    </style:style>
    <style:style style:name="T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0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0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10" style:parent-style-name="Обычный" style:family="paragraph">
      <style:paragraph-properties fo:text-align="justify" fo:line-height="150%" fo:text-indent="0.4923in"/>
    </style:style>
    <style:style style:name="T11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3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131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32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33" style:parent-style-name="Обычный" style:family="paragraph">
      <style:paragraph-properties fo:line-height="106%" fo:margin-left="0.5736in" fo:text-indent="0.4111in">
        <style:tab-stops/>
      </style:paragraph-properties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P137" style:parent-style-name="Обычный" style:family="paragraph">
      <style:paragraph-properties fo:line-height="106%" fo:margin-left="0.0666in" fo:text-indent="0.4256in">
        <style:tab-stops/>
      </style:paragraph-properties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Обычный" style:family="paragraph">
      <style:paragraph-properties fo:margin-bottom="0.0333in" fo:line-height="106%" fo:margin-left="0.5305in" fo:text-indent="0.4541in">
        <style:tab-stops/>
      </style:paragraph-properties>
    </style:style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Обычный" style:family="paragraph">
      <style:paragraph-properties fo:margin-bottom="0.0333in" fo:line-height="106%" fo:margin-left="0.5305in" fo:text-indent="0.4541in">
        <style:tab-stops/>
      </style:paragraph-properties>
      <style:text-properties fo:language="en" fo:country="US"/>
    </style:style>
    <style:style style:name="P143" style:parent-style-name="Обычный" style:family="paragraph">
      <style:paragraph-properties fo:line-height="106%" fo:margin-left="0.9201in">
        <style:tab-stops/>
      </style:paragraph-properties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Обычный" style:family="paragraph">
      <style:paragraph-properties fo:line-height="106%" fo:margin-left="0.0666in" fo:text-indent="0.4256in">
        <style:tab-stops/>
      </style:paragraph-properties>
      <style:text-properties fo:language="en" fo:country="US"/>
    </style:style>
    <style:style style:name="P147" style:parent-style-name="Обычный" style:family="paragraph">
      <style:paragraph-properties fo:margin-bottom="0.0333in" fo:line-height="106%" fo:margin-left="0.4923in" fo:text-indent="0.4923in">
        <style:tab-stops/>
      </style:paragraph-properties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P150" style:parent-style-name="Обычный" style:family="paragraph">
      <style:paragraph-properties fo:line-height="106%" fo:margin-left="0.4923in" fo:text-indent="0.4923in">
        <style:tab-stops/>
      </style:paragraph-properties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P153" style:parent-style-name="Обычный" style:family="paragraph">
      <style:paragraph-properties fo:line-height="106%" fo:margin-left="0.0666in" fo:text-indent="0.4256in">
        <style:tab-stops/>
      </style:paragraph-properties>
    </style:style>
    <style:style style:name="T154" style:parent-style-name="Основнойшрифтабзаца" style:family="text">
      <style:text-properties fo:language="en" fo:country="US"/>
    </style:style>
    <style:style style:name="P155" style:parent-style-name="Обычный" style:family="paragraph">
      <style:paragraph-properties fo:margin-bottom="0.034in" fo:line-height="106%" fo:margin-left="0.5312in" fo:text-indent="0.4534in">
        <style:tab-stops/>
      </style:paragraph-properties>
    </style:style>
    <style:style style:name="T156" style:parent-style-name="Основнойшрифтабзаца" style:family="text">
      <style:text-properties fo:language="en" fo:country="US"/>
    </style:style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P159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60" style:parent-style-name="Обычный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61" style:parent-style-name="Обычный" style:family="paragraph">
      <style:paragraph-properties fo:text-align="justify" fo:line-height="150%" fo:text-indent="0.4923in"/>
    </style:style>
    <style:style style:name="T16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6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6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0" style:parent-style-name="Обычный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181" style:parent-style-name="Обычный" style:family="paragraph">
      <style:paragraph-properties fo:text-align="justify" fo:line-height="150%" fo:text-indent="0.4923in"/>
    </style:style>
    <style:style style:name="T1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8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8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19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0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1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2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3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4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5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6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7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87" style:parent-style-name="Обычный" style:family="paragraph">
      <style:paragraph-properties fo:text-align="justify" fo:line-height="150%" fo:text-indent="0.4923in"/>
    </style:style>
    <style:style style:name="T288" style:parent-style-name="Основнойшрифтабзаца" style:family="text">
      <style:text-properties fo:font-weight="bold" style:font-weight-asian="bold"/>
    </style:style>
    <style:style style:name="T289" style:parent-style-name="Основнойшрифтабзаца" style:family="text">
      <style:text-properties fo:font-weight="bold" style:font-weight-asian="bold" fo:language="en" fo:country="US"/>
    </style:style>
    <style:style style:name="T290" style:parent-style-name="Основнойшрифтабзаца" style:family="text">
      <style:text-properties fo:font-weight="bold" style:font-weight-asian="bold"/>
    </style:style>
    <style:style style:name="T291" style:parent-style-name="Основнойшрифтабзаца" style:family="text">
      <style:text-properties fo:font-weight="bold" style:font-weight-asian="bold" fo:language="en" fo:country="US"/>
    </style:style>
    <style:style style:name="P29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29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0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1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2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3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4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5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6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7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8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39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0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1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2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3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4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3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4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5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6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7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8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59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60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61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62" style:parent-style-name="Обычный" style:family="paragraph">
      <style:paragraph-properties fo:text-align="justify" fo:line-height="150%" fo:text-indent="0.4923in"/>
      <style:text-properties style:font-weight-complex="bold" fo:language="en" fo:country="US"/>
    </style:style>
    <style:style style:name="P463" style:parent-style-name="Обычный" style:family="paragraph">
      <style:paragraph-properties fo:text-align="justify" fo:line-height="150%" fo:text-indent="0.4923in"/>
    </style:style>
    <style:style style:name="T464" style:parent-style-name="Основнойшрифтабзаца" style:family="text">
      <style:text-properties fo:font-weight="bold" style:font-weight-asian="bold" fo:language="en" fo:country="US"/>
    </style:style>
    <style:style style:name="T465" style:parent-style-name="Основнойшрифтабзаца" style:family="text">
      <style:text-properties fo:font-weight="bold" style:font-weight-asian="bold"/>
    </style:style>
    <style:style style:name="T466" style:parent-style-name="Основнойшрифтабзаца" style:family="text">
      <style:text-properties fo:font-weight="bold" style:font-weight-asian="bold" fo:language="en" fo:country="US"/>
    </style:style>
    <style:style style:name="TableColumn468" style:family="table-column">
      <style:table-column-properties style:column-width="0.4888in" style:use-optimal-column-width="false"/>
    </style:style>
    <style:style style:name="TableColumn469" style:family="table-column">
      <style:table-column-properties style:column-width="2.0673in" style:use-optimal-column-width="false"/>
    </style:style>
    <style:style style:name="TableColumn470" style:family="table-column">
      <style:table-column-properties style:column-width="2.0673in" style:use-optimal-column-width="false"/>
    </style:style>
    <style:style style:name="TableColumn471" style:family="table-column">
      <style:table-column-properties style:column-width="2.0625in" style:use-optimal-column-width="false"/>
    </style:style>
    <style:style style:name="Table467" style:family="table">
      <style:table-properties style:width="6.6861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Обычный" style:family="paragraph">
      <style:paragraph-properties fo:text-align="justify" fo:line-height="150%"/>
    </style:style>
    <style:style style:name="T488" style:parent-style-name="Основнойшрифтабзаца" style:family="text">
      <style:text-properties fo:font-weight="bold" style:font-weight-asian="bold" fo:language="en" fo:country="US"/>
    </style:style>
    <style:style style:name="T489" style:parent-style-name="Основнойшрифтабзаца" style:family="text">
      <style:text-properties fo:font-weight="bold" style:font-weight-asian="bold"/>
    </style:style>
    <style:style style:name="T490" style:parent-style-name="Основнойшрифтабзаца" style:family="text">
      <style:text-properties fo:font-weight="bold" style:font-weight-asian="bold" fo:language="en" fo:country="US"/>
    </style:style>
    <style:style style:name="T491" style:parent-style-name="Основнойшрифтабзаца" style:family="text">
      <style:text-properties fo:font-weight="bold" style:font-weight-asian="bold"/>
    </style:style>
    <style:style style:name="T492" style:parent-style-name="Основнойшрифтабзаца" style:family="text">
      <style:text-properties fo:font-weight="bold" style:font-weight-asian="bold" fo:language="en" fo:country="US"/>
    </style:style>
    <style:style style:name="T493" style:parent-style-name="Основнойшрифтабзаца" style:family="text">
      <style:text-properties fo:font-weight="bold" style:font-weight-asian="bold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text-align="justify" fo:line-height="150%"/>
    </style:style>
    <style:style style:name="T496" style:parent-style-name="Основнойшрифтабзаца" style:family="text">
      <style:text-properties fo:font-weight="bold" style:font-weight-asian="bold" fo:language="en" fo:country="US"/>
    </style:style>
    <style:style style:name="T497" style:parent-style-name="Основнойшрифтабзаца" style:family="text">
      <style:text-properties fo:font-weight="bold" style:font-weight-asian="bold"/>
    </style:style>
    <style:style style:name="T498" style:parent-style-name="Основнойшрифтабзаца" style:family="text">
      <style:text-properties fo:font-weight="bold" style:font-weight-asian="bold" fo:language="en" fo:country="US"/>
    </style:style>
    <style:style style:name="T499" style:parent-style-name="Основнойшрифтабзаца" style:family="text">
      <style:text-properties fo:font-weight="bold" style:font-weight-asian="bold"/>
    </style:style>
    <style:style style:name="T500" style:parent-style-name="Основнойшрифтабзаца" style:family="text">
      <style:text-properties fo:font-weight="bold" style:font-weight-asian="bold" fo:language="en" fo:country="US"/>
    </style:style>
    <style:style style:name="T501" style:parent-style-name="Основнойшрифтабзаца" style:family="text">
      <style:text-properties fo:font-weight="bold" style:font-weight-asian="bold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Обычный" style:family="paragraph">
      <style:paragraph-properties fo:text-align="justify" fo:line-height="150%"/>
    </style:style>
    <style:style style:name="T507" style:parent-style-name="Основнойшрифтабзаца" style:family="text">
      <style:text-properties fo:font-weight="bold" style:font-weight-asian="bold" fo:language="en" fo:country="US"/>
    </style:style>
    <style:style style:name="T508" style:parent-style-name="Основнойшрифтабзаца" style:family="text">
      <style:text-properties fo:font-weight="bold" style:font-weight-asian="bold"/>
    </style:style>
    <style:style style:name="T509" style:parent-style-name="Основнойшрифтабзаца" style:family="text">
      <style:text-properties fo:font-weight="bold" style:font-weight-asian="bold" fo:language="en" fo:country="US"/>
    </style:style>
    <style:style style:name="T510" style:parent-style-name="Основнойшрифтабзаца" style:family="text">
      <style:text-properties fo:font-weight="bold" style:font-weight-asian="bold"/>
    </style:style>
    <style:style style:name="T511" style:parent-style-name="Основнойшрифтабзаца" style:family="text">
      <style:text-properties fo:font-weight="bold" style:font-weight-asian="bold" fo:language="en" fo:country="US"/>
    </style:style>
    <style:style style:name="T512" style:parent-style-name="Основнойшрифтабзаца" style:family="text">
      <style:text-properties fo:font-weight="bold" style:font-weight-asian="bold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Обычный" style:family="paragraph">
      <style:paragraph-properties fo:text-align="justify" fo:line-height="150%"/>
    </style:style>
    <style:style style:name="T515" style:parent-style-name="Основнойшрифтабзаца" style:family="text">
      <style:text-properties fo:font-weight="bold" style:font-weight-asian="bold" fo:language="en" fo:country="US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text-align="justify" fo:line-height="150%"/>
    </style:style>
    <style:style style:name="T518" style:parent-style-name="Основнойшрифтабзаца" style:family="text">
      <style:text-properties fo:font-weight="bold" style:font-weight-asian="bold" fo:language="en" fo:country="US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text-align="justify" fo:line-height="150%"/>
    </style:style>
    <style:style style:name="T526" style:parent-style-name="Основнойшрифтабзаца" style:family="text">
      <style:text-properties fo:font-weight="bold" style:font-weight-asian="bold" fo:language="en" fo:country="US"/>
    </style:style>
    <style:style style:name="T527" style:parent-style-name="Основнойшрифтабзаца" style:family="text">
      <style:text-properties fo:font-weight="bold" style:font-weight-asian="bold"/>
    </style:style>
    <style:style style:name="T528" style:parent-style-name="Основнойшрифтабзаца" style:family="text">
      <style:text-properties fo:font-weight="bold" style:font-weight-asian="bold" fo:language="en" fo:country="US"/>
    </style:style>
    <style:style style:name="T529" style:parent-style-name="Основнойшрифтабзаца" style:family="text">
      <style:text-properties fo:font-weight="bold" style:font-weight-asian="bold"/>
    </style:style>
    <style:style style:name="T530" style:parent-style-name="Основнойшрифтабзаца" style:family="text">
      <style:text-properties fo:font-weight="bold" style:font-weight-asian="bold" fo:language="en" fo:country="US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text-align="justify" fo:line-height="150%"/>
    </style:style>
    <style:style style:name="T533" style:parent-style-name="Основнойшрифтабзаца" style:family="text">
      <style:text-properties fo:font-weight="bold" style:font-weight-asian="bold" fo:language="en" fo:country="US"/>
    </style:style>
    <style:style style:name="T534" style:parent-style-name="Основнойшрифтабзаца" style:family="text">
      <style:text-properties fo:font-weight="bold" style:font-weight-asian="bold"/>
    </style:style>
    <style:style style:name="T535" style:parent-style-name="Основнойшрифтабзаца" style:family="text">
      <style:text-properties fo:font-weight="bold" style:font-weight-asian="bold" fo:language="en" fo:country="US"/>
    </style:style>
    <style:style style:name="T536" style:parent-style-name="Основнойшрифтабзаца" style:family="text">
      <style:text-properties fo:font-weight="bold" style:font-weight-asian="bold"/>
    </style:style>
    <style:style style:name="T537" style:parent-style-name="Основнойшрифтабзаца" style:family="text">
      <style:text-properties fo:font-weight="bold" style:font-weight-asian="bold" fo:language="en" fo:country="US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Обычный" style:family="paragraph">
      <style:paragraph-properties fo:text-align="justify" fo:line-height="150%"/>
      <style:text-properties fo:font-weight="bold" style:font-weight-asian="bold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text-align="justify" fo:line-height="150%"/>
    </style:style>
    <style:style style:name="T554" style:parent-style-name="Основнойшрифтабзаца" style:family="text">
      <style:text-properties fo:font-weight="bold" style:font-weight-asian="bold" fo:language="en" fo:country="US"/>
    </style:style>
    <style:style style:name="T555" style:parent-style-name="Основнойшрифтабзаца" style:family="text">
      <style:text-properties fo:font-weight="bold" style:font-weight-asian="bold"/>
    </style:style>
    <style:style style:name="T556" style:parent-style-name="Основнойшрифтабзаца" style:family="text">
      <style:text-properties fo:font-weight="bold" style:font-weight-asian="bold" fo:language="en" fo:country="US"/>
    </style:style>
    <style:style style:name="T557" style:parent-style-name="Основнойшрифтабзаца" style:family="text">
      <style:text-properties fo:font-weight="bold" style:font-weight-asian="bold"/>
    </style:style>
    <style:style style:name="T558" style:parent-style-name="Основнойшрифтабзаца" style:family="text">
      <style:text-properties fo:font-weight="bold" style:font-weight-asian="bold" fo:language="en" fo:country="US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Обычный" style:family="paragraph">
      <style:paragraph-properties fo:text-align="justify" fo:line-height="150%"/>
    </style:style>
    <style:style style:name="T561" style:parent-style-name="Основнойшрифтабзаца" style:family="text">
      <style:text-properties fo:font-weight="bold" style:font-weight-asian="bold" fo:language="en" fo:country="US"/>
    </style:style>
    <style:style style:name="T562" style:parent-style-name="Основнойшрифтабзаца" style:family="text">
      <style:text-properties fo:font-weight="bold" style:font-weight-asian="bold"/>
    </style:style>
    <style:style style:name="T563" style:parent-style-name="Основнойшрифтабзаца" style:family="text">
      <style:text-properties fo:font-weight="bold" style:font-weight-asian="bold" fo:language="en" fo:country="US"/>
    </style:style>
    <style:style style:name="T564" style:parent-style-name="Основнойшрифтабзаца" style:family="text">
      <style:text-properties fo:font-weight="bold" style:font-weight-asian="bold"/>
    </style:style>
    <style:style style:name="T565" style:parent-style-name="Основнойшрифтабзаца" style:family="text">
      <style:text-properties fo:font-weight="bold" style:font-weight-asian="bold" fo:language="en" fo:country="US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P575" style:parent-style-name="Обычный" style:family="paragraph">
      <style:paragraph-properties fo:text-align="justify" fo:line-height="150%"/>
      <style:text-properties fo:font-weight="bold" style:font-weight-asian="bold" fo:language="en" fo:country="US"/>
    </style:style>
    <style:style style:name="P576" style:parent-style-name="Обычный" style:family="paragraph">
      <style:paragraph-properties fo:text-align="justify" fo:line-height="150%"/>
      <style:text-properties style:font-weight-complex="bold" fo:color="#000000" fo:font-size="14pt" style:font-size-asian="14pt" style:font-size-complex="14pt" fo:language="en" fo:country="US"/>
    </style:style>
    <style:style style:name="P577" style:parent-style-name="Обычный" style:family="paragraph">
      <style:paragraph-properties fo:text-align="justify" fo:line-height="150%"/>
    </style:style>
    <style:style style:name="T57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57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580" style:parent-style-name="Обычный" style:family="paragraph">
      <style:paragraph-properties fo:text-align="justify" fo:line-height="150%"/>
    </style:style>
    <style:style style:name="T581" style:parent-style-name="Основнойшрифтабзаца" style:family="text">
      <style:text-properties style:font-weight-complex="bold" fo:color="#000000" fo:font-size="14pt" style:font-size-asian="14pt" style:font-size-complex="14p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<text:s/></text:span><text:span text:style-name="T9">МО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3</text:span></text:p>
      <text:p text:style-name="P22"><text:span text:style-name="T23">по дисциплине<text:s/></text:span><text:span text:style-name="T24">«Организация ЭВМ и систем»</text:span></text:p>
      <text:p text:style-name="P25"><text:span text:style-name="T26">Тема:<text:s/></text:span><text:span text:style-name="T27">Представление и обработка целых чисел. Организация ветвящихся процессов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Студент гр. 9382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Рыжих Р.В.</text:span>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Ефремов М.А.</text:p>
          </table:table-cell>
        </table:table-row>
      </table:table>
      <text:p text:style-name="P54"/>
      <text:p text:style-name="P55"/>
      <text:p text:style-name="P56">Санкт-Петербург</text:p>
      <text:p text:style-name="P57"><text:span text:style-name="T58">2020</text:span></text:p>
      <text:soft-page-break/>
      <text:p text:style-name="P59">Цель работы.</text:p>
      <text:p text:style-name="P60">Научиться представлять и обрабатывать целые числа, а также<text:s/>организовывать ветвящиеся процессы.</text:p>
      <text:p text:style-name="P61"/>
      <text:p text:style-name="P62">Основные теоретические положения.</text:p>
      <text:p text:style-name="P63"><text:span text:style-name="T64">Задание:</text:span></text:p>
      <text:p text:style-name="P65"/>
      <text:p text:style-name="P66"><text:span text:style-name="T67">Разработать на языке Ассемблера программу, которая по заданным целочисленным значениям параметров<text:s/></text:span><text:span text:style-name="T68">a</text:span><text:span text:style-name="T69">,<text:s/></text:span><text:span text:style-name="T70">b</text:span><text:span text:style-name="T71">,<text:s/></text:span><text:span text:style-name="T72">i</text:span><text:span text:style-name="T73">,<text:s/></text:span><text:span text:style-name="T74">k</text:span><text:span text:style-name="T75"><text:s/>вычисляет:</text:span></text:p>
      <text:p text:style-name="P76"><text:span text:style-name="T77">А</text:span><text:span text:style-name="T78">)<text:s/></text:span><text:span text:style-name="T79">значения</text:span><text:span text:style-name="T80"><text:s/></text:span><text:span text:style-name="T81">функций</text:span><text:span text:style-name="T82"><text:s/>i1 = f1(a, b, i)<text:s/></text:span><text:span text:style-name="T83">и</text:span><text:span text:style-name="T84"><text:s/>i2 = f2(a, b, i)</text:span></text:p>
      <text:p text:style-name="P85"><text:span text:style-name="T86">Б) значения результирующей функции<text:s/></text:span><text:span text:style-name="T87">res</text:span><text:span text:style-name="T88"><text:s/>=<text:s/></text:span><text:span text:style-name="T89">f</text:span><text:span text:style-name="T90">3(</text:span><text:span text:style-name="T91">i</text:span><text:span text:style-name="T92">1,<text:s/></text:span><text:span text:style-name="T93">i</text:span><text:span text:style-name="T94">2,<text:s/></text:span><text:span text:style-name="T95">k</text:span><text:span text:style-name="T96">), где вид функций<text:s/></text:span><text:span text:style-name="T97">f</text:span><text:span text:style-name="T98">1 и<text:s/></text:span><text:span text:style-name="T99">f</text:span><text:span text:style-name="T100">2 определяется из табл.2, а функция<text:s/></text:span><text:span text:style-name="T101">f</text:span><text:span text:style-name="T102">3 – из табл.3 по цифрам шифра индивидуального задания (</text:span><text:span text:style-name="T103">n</text:span><text:span text:style-name="T104">1,<text:s/></text:span><text:span text:style-name="T105">n</text:span><text:span text:style-name="T106">2,<text:s/></text:span><text:span text:style-name="T107">n</text:span><text:span text:style-name="T108">3) приведенным в таблице 4.</text:span></text:p>
      <text:p text:style-name="P109"/>
      <text:p text:style-name="P110"><text:span text:style-name="T111">Значения<text:s/></text:span><text:span text:style-name="T112">a</text:span><text:span text:style-name="T113">,<text:s/></text:span><text:span text:style-name="T114">b</text:span><text:span text:style-name="T115">,<text:s/></text:span><text:span text:style-name="T116">i</text:span><text:span text:style-name="T117">,<text:s/></text:span><text:span text:style-name="T118">k</text:span><text:span text:style-name="T119"><text:s/>являются исходными<text:s/></text:span><text:span text:style-name="T120">данными, которые должны выбираться студентов самостоятельно и задаваться в процессе исполнения программы в режиме отладки. При этом следует рассмотреть всевозможные комбинации параметров<text:s/></text:span><text:span text:style-name="T121">a</text:span><text:span text:style-name="T122">,<text:s/></text:span><text:span text:style-name="T123">b</text:span><text:span text:style-name="T124"><text:s/>и<text:s/></text:span><text:span text:style-name="T125">k</text:span><text:span text:style-name="T126">, позволяющие проверить различные маршруты<text:s/></text:span><text:span text:style-name="T127">выполнения программы, а также различные знаки параметров<text:s/></text:span><text:span text:style-name="T128">a</text:span><text:span text:style-name="T129"><text:s/>и<text:s/></text:span><text:span text:style-name="T130">b</text:span></text:p>
      <text:p text:style-name="P131"/>
      <text:p text:style-name="P132">Вариант 17</text:p>
      <text:p text:style-name="P133">/ 7 - 4*<text:span text:style-name="T134">i</text:span><text:s/>, <text:s/>при<text:s text:c="2"/><text:span text:style-name="T135">a</text:span>&gt;<text:span text:style-name="T136">b</text:span><text:s/></text:p>
      <text:p text:style-name="P137"><text:span text:style-name="T138">f</text:span>3 = &lt;<text:s/></text:p>
      <text:p text:style-name="P139"><text:span text:style-name="T140">\ 8 -6*i , <text:s text:c="2"/></text:span>при<text:span text:style-name="T141"><text:s text:c="2"/>a&lt;=b<text:s/></text:span></text:p>
      <text:p text:style-name="P142"/>
      <text:p text:style-name="P143"><text:span text:style-name="T144"><text:s/>/ -(4*i -5) ,<text:s/></text:span>при<text:span text:style-name="T145"><text:s text:c="2"/>a&gt;b<text:s/></text:span></text:p>
      <text:p text:style-name="P146">f7 = &lt;</text:p>
      <text:p text:style-name="P147"><text:span text:style-name="T148">\ <text:s/>10 - 3*i ,<text:s/></text:span>при<text:span text:style-name="T149"><text:s text:c="2"/>a&lt;=b<text:s/></text:span></text:p>
      <text:p text:style-name="P150"><text:span text:style-name="T151">/ <text:s/>min(|i1|, 6),<text:s/></text:span>при<text:span text:style-name="T152"><text:s text:c="2"/>k=0<text:s/></text:span></text:p>
      <text:p text:style-name="P153"><text:span text:style-name="T154">f</text:span>5 = &lt;<text:s/></text:p>
      <text:p text:style-name="P155">\ <text:s/>|<text:span text:style-name="T156">i</text:span>1|+|<text:span text:style-name="T157">i</text:span>2|,<text:s/>при<text:s text:c="2"/><text:span text:style-name="T158">k</text:span>/=0<text:s/></text:p>
      <text:p text:style-name="P159"/>
      <text:p text:style-name="P160">Ход работы:</text:p>
      <text:soft-page-break/>
      <text:p text:style-name="P161"><text:span text:style-name="T162">В сегменте данных объявлены переменные<text:s/></text:span><text:span text:style-name="T163">a</text:span><text:span text:style-name="T164">,<text:s/></text:span><text:span text:style-name="T165">b</text:span><text:span text:style-name="T166">,<text:s/></text:span><text:span text:style-name="T167">i</text:span><text:span text:style-name="T168">,<text:s/></text:span><text:span text:style-name="T169">k</text:span><text:span text:style-name="T170">,<text:s/></text:span><text:span text:style-name="T171">i</text:span><text:span text:style-name="T172">1,<text:s/></text:span><text:span text:style-name="T173">i</text:span><text:span text:style-name="T174">2,<text:s/></text:span><text:span text:style-name="T175">res</text:span><text:span text:style-name="T176">. Функции и ветвления реализованы через метки. Возвращаемые значения записываются в сегменте данных под соответствующей переменной или записываются в регистры. Для реализации ветвления испо</text:span><text:span text:style-name="T177">льзовалась команда<text:s/></text:span><text:span text:style-name="T178">CMP</text:span><text:span text:style-name="T179">, она сравнивает два числа. В зависимости от результата сравнения, выполняется переход на ту или иную метку.</text:span></text:p>
      <text:p text:style-name="P180"/>
      <text:p text:style-name="P181"><text:span text:style-name="T182">Исходный</text:span><text:span text:style-name="T183"><text:s/></text:span><text:span text:style-name="T184">код</text:span><text:span text:style-name="T185"><text:s/></text:span><text:span text:style-name="T186">программы</text:span><text:span text:style-name="T187">.</text:span></text:p>
      <text:p text:style-name="P188">AStack SEGMENT STACK<text:s/></text:p>
      <text:p text:style-name="P189"><text:s text:c="9"/>DW <text:s text:c="6"/>12 DUP(?)</text:p>
      <text:p text:style-name="P190">AStack<text:tab/>ENDS</text:p>
      <text:p text:style-name="P191"/>
      <text:p text:style-name="P192">DATA <text:s/>SEGMENT<text:tab/><text:tab/><text:tab/><text:tab/>;SEG DATA</text:p>
      <text:p text:style-name="P193"><text:s text:c="4"/>a<text:tab/><text:s text:c="4"/>DW<text:tab/>4</text:p>
      <text:p text:style-name="P194"><text:s text:c="4"/>b<text:tab/><text:s text:c="4"/>DW<text:tab/>3</text:p>
      <text:p text:style-name="P195"><text:s text:c="4"/>i<text:tab/><text:s text:c="4"/>DW<text:tab/>2</text:p>
      <text:p text:style-name="P196"><text:s text:c="4"/>k <text:s text:c="6"/>DW <text:s/>1</text:p>
      <text:p text:style-name="P197"><text:s text:c="4"/>i1 <text:s text:c="5"/>DW <text:s/>?</text:p>
      <text:p text:style-name="P198"><text:s text:c="4"/>i2 <text:s text:c="5"/>DW <text:s/>?</text:p>
      <text:p text:style-name="P199"><text:s text:c="4"/>res <text:s text:c="4"/>DW <text:s/>?</text:p>
      <text:p text:style-name="P200">DATA<text:tab/>ENDS<text:tab/><text:tab/><text:tab/><text:tab/><text:tab/><text:tab/><text:tab/><text:tab/>;ENDS DATA</text:p>
      <text:p text:style-name="P201"/>
      <text:p text:style-name="P202">CODE <text:s text:c="5"/>SEGMENT <text:s text:c="2"/><text:tab/><text:tab/><text:tab/><text:tab/><text:tab/><text:tab/>;SEG CODE</text:p>
      <text:p text:style-name="P203">ASSUME <text:s/>DS:DATA, CS:CODE, SS:AStack</text:p>
      <text:p text:style-name="P204"><text:s/><text:tab/></text:p>
      <text:p text:style-name="P205">Main <text:s text:c="3"/>PROC <text:s/>FAR</text:p>
      <text:p text:style-name="P206"><text:s text:c="4"/><text:tab/>push ds</text:p>
      <text:p text:style-name="P207"><text:tab/>sub ax, ax</text:p>
      <text:p text:style-name="P208"><text:tab/>push ax</text:p>
      <text:p text:style-name="P209"><text:tab/>mov ax, DATA</text:p>
      <text:p text:style-name="P210"><text:tab/>mov ds, ax</text:p>
      <text:p text:style-name="P211"><text:tab/>mov ax, a</text:p>
      <text:p text:style-name="P212"><text:tab/>cmp ax, b</text:p>
      <text:p text:style-name="P213">jle f3</text:p>
      <text:soft-page-break/>
      <text:p text:style-name="P214"><text:tab/>mov ax, i ; f3_2</text:p>
      <text:p text:style-name="P215"><text:tab/>shl ax, 1 ; i*4</text:p>
      <text:p text:style-name="P216"><text:tab/>shl ax, 1 ; i*4</text:p>
      <text:p text:style-name="P217"><text:tab/>neg ax</text:p>
      <text:p text:style-name="P218"><text:tab/>add ax, 7</text:p>
      <text:p text:style-name="P219"><text:tab/>mov i1, ax</text:p>
      <text:p text:style-name="P220"><text:tab/>jmp f7_1</text:p>
      <text:p text:style-name="P221">f3:</text:p>
      <text:p text:style-name="P222"><text:tab/>mov ax, i ; f3_1</text:p>
      <text:p text:style-name="P223"><text:tab/>shl ax, 1 ; i*4</text:p>
      <text:p text:style-name="P224"><text:tab/>shl ax, 1 ;</text:p>
      <text:p text:style-name="P225"><text:tab/>mov cx, i ;</text:p>
      <text:p text:style-name="P226"><text:tab/>shl cx, 1 ; i*2</text:p>
      <text:p text:style-name="P227"><text:tab/>add ax, cx; i*6</text:p>
      <text:p text:style-name="P228"><text:tab/>neg ax</text:p>
      <text:p text:style-name="P229"><text:tab/>add ax, 8 ;</text:p>
      <text:p text:style-name="P230"><text:tab/>mov i1, ax;</text:p>
      <text:p text:style-name="P231"><text:tab/>jmp f7_2</text:p>
      <text:p text:style-name="P232">f7_1:</text:p>
      <text:p text:style-name="P233"><text:tab/>mov ax, i ;</text:p>
      <text:p text:style-name="P234"><text:tab/>shl ax, 1 ; i*4</text:p>
      <text:p text:style-name="P235"><text:tab/>shl ax, 1 ;</text:p>
      <text:p text:style-name="P236"><text:tab/>sub ax, 5 ;</text:p>
      <text:p text:style-name="P237"><text:tab/>neg ax</text:p>
      <text:p text:style-name="P238"><text:tab/>mov i2, ax</text:p>
      <text:p text:style-name="P239"><text:tab/>jmp f5</text:p>
      <text:p text:style-name="P240">f7_2:</text:p>
      <text:p text:style-name="P241"><text:tab/>mov ax, i ;</text:p>
      <text:p text:style-name="P242"><text:tab/>shl ax, 1 ; i*2</text:p>
      <text:p text:style-name="P243"><text:tab/>add ax, i ; i*3</text:p>
      <text:p text:style-name="P244"><text:tab/>neg ax <text:s text:c="3"/>; -i*3</text:p>
      <text:p text:style-name="P245"><text:tab/>add ax, 10;</text:p>
      <text:p text:style-name="P246"><text:tab/>mov i2, ax</text:p>
      <text:p text:style-name="P247"><text:tab/>jmp f5</text:p>
      <text:p text:style-name="P248">f5:</text:p>
      <text:soft-page-break/>
      <text:p text:style-name="P249"><text:tab/>mov ax, k</text:p>
      <text:p text:style-name="P250"><text:s text:c="2"/><text:tab/>cmp k, 0</text:p>
      <text:p text:style-name="P251">jne f5_2<text:tab/><text:s text:c="2"/>; if k&lt;&gt;0</text:p>
      <text:p text:style-name="P252"><text:tab/>mov ax, i1</text:p>
      <text:p text:style-name="P253"><text:tab/>cmp ax, 6</text:p>
      <text:p text:style-name="P254">jle i1_6<text:s/></text:p>
      <text:p text:style-name="P255"><text:s text:c="2"/><text:tab/>mov res, 6 <text:s text:c="2"/></text:p>
      <text:p text:style-name="P256"><text:tab/>jmp f_end</text:p>
      <text:p text:style-name="P257">i1_6:</text:p>
      <text:p text:style-name="P258"><text:tab/>mov ax, i1</text:p>
      <text:p text:style-name="P259"><text:tab/>mov res, ax</text:p>
      <text:p text:style-name="P260"><text:tab/>jmp f_end</text:p>
      <text:p text:style-name="P261">f5_2:</text:p>
      <text:p text:style-name="P262"><text:tab/>mov ax, i1</text:p>
      <text:p text:style-name="P263"><text:tab/>cmp i1, 0</text:p>
      <text:p text:style-name="P264">jl i1_neg ; i1&lt;0</text:p>
      <text:p text:style-name="P265">f_5_2_2:</text:p>
      <text:p text:style-name="P266"><text:tab/>mov ax, i2</text:p>
      <text:p text:style-name="P267"><text:tab/>cmp i2, 0</text:p>
      <text:p text:style-name="P268">jl i2_neg ; i2&lt;0</text:p>
      <text:p text:style-name="P269"><text:tab/>jmp f_res</text:p>
      <text:p text:style-name="P270">i1_neg:</text:p>
      <text:p text:style-name="P271"><text:tab/>neg i1</text:p>
      <text:p text:style-name="P272"><text:tab/>jmp f_5_2_2</text:p>
      <text:p text:style-name="P273">i2_neg:</text:p>
      <text:p text:style-name="P274"><text:tab/>neg i2<text:tab/></text:p>
      <text:p text:style-name="P275">f_res:</text:p>
      <text:p text:style-name="P276"><text:tab/>mov ax, i1</text:p>
      <text:p text:style-name="P277"><text:tab/>add res, ax</text:p>
      <text:p text:style-name="P278"><text:tab/>mov ax, i2</text:p>
      <text:p text:style-name="P279"><text:tab/>add res, ax</text:p>
      <text:p text:style-name="P280">f_end:<text:s/></text:p>
      <text:p text:style-name="P281"><text:tab/>mov ah, 4ch</text:p>
      <text:p text:style-name="P282"><text:tab/>int 21h</text:p>
      <text:p text:style-name="P283"/>
      <text:soft-page-break/>
      <text:p text:style-name="P284">Main <text:s text:c="5"/>ENDP</text:p>
      <text:p text:style-name="P285">CODE <text:s text:c="5"/>ENDS</text:p>
      <text:p text:style-name="P286">END Main<text:tab/><text:tab/><text:tab/><text:tab/>;ENDS CODE</text:p>
      <text:p text:style-name="P287"><text:span text:style-name="T288">Листинг</text:span><text:span text:style-name="T289"><text:s/></text:span><text:span text:style-name="T290">программы</text:span><text:span text:style-name="T291">.</text:span></text:p>
      <text:p text:style-name="P292">Microsoft (R) Macro Assembler Version 5.10 <text:s text:c="17"/>11/25/20 05:03:2</text:p>
      <text:p text:style-name="P293"><text:s text:c="61"/>Page <text:s text:c="4"/>1-1</text:p>
      <text:p text:style-name="P294"/>
      <text:p text:style-name="P295"/>
      <text:p text:style-name="P296"><text:s/>0000<text:tab/><text:tab/><text:tab/><text:tab/>AStack SEGMENT STACK<text:s/></text:p>
      <text:p text:style-name="P297"><text:s/>0000 <text:s/>000C[<text:tab/><text:tab/><text:tab/><text:s text:c="9"/>DW <text:s text:c="6"/>12 DUP(?)</text:p>
      <text:p text:style-name="P298"><text:tab/><text:s text:c="3"/>????<text:tab/><text:tab/><text:tab/></text:p>
      <text:p text:style-name="P299"><text:tab/><text:tab/><text:tab/><text:s/>]<text:tab/></text:p>
      <text:p text:style-name="P300"><text:tab/><text:tab/><text:tab/><text:tab/></text:p>
      <text:p text:style-name="P301"><text:s/>0018<text:tab/><text:tab/><text:tab/><text:tab/>AStack<text:tab/>ENDS</text:p>
      <text:p text:style-name="P302"><text:tab/><text:tab/><text:tab/><text:tab/></text:p>
      <text:p text:style-name="P303"><text:s/>0000<text:tab/><text:tab/><text:tab/><text:tab/>DATA <text:s/>SEGMENT<text:tab/><text:tab/><text:tab/><text:tab/>;SEG DA</text:p>
      <text:p text:style-name="P304"><text:tab/><text:tab/><text:tab/><text:tab/>TA</text:p>
      <text:p text:style-name="P305"><text:s/>0000 <text:s/>0004<text:tab/><text:tab/><text:tab/><text:s text:c="4"/>a<text:tab/><text:s text:c="4"/>DW<text:tab/>4</text:p>
      <text:p text:style-name="P306"><text:s/>0002 <text:s/>0003<text:tab/><text:tab/><text:tab/><text:s text:c="4"/>b<text:tab/><text:s text:c="4"/>DW<text:tab/>3</text:p>
      <text:p text:style-name="P307"><text:s/>0004 <text:s/>0002<text:tab/><text:tab/><text:tab/><text:s text:c="4"/>i<text:tab/><text:s text:c="4"/>DW<text:tab/>2</text:p>
      <text:p text:style-name="P308"><text:s/>0006 <text:s/>0001<text:tab/><text:tab/><text:tab/><text:s text:c="4"/>k <text:s text:c="6"/>DW <text:s/>1</text:p>
      <text:p text:style-name="P309"><text:s/>0008 <text:s/>0000<text:tab/><text:tab/><text:tab/><text:s text:c="4"/>i1 <text:s text:c="5"/>DW <text:s/>?</text:p>
      <text:p text:style-name="P310"><text:s/>000A <text:s/>0000<text:tab/><text:tab/><text:tab/><text:s text:c="4"/>i2 <text:s text:c="5"/>DW <text:s/>?</text:p>
      <text:p text:style-name="P311"><text:s/>000C <text:s/>0000<text:tab/><text:tab/><text:tab/><text:s text:c="4"/>res <text:s text:c="4"/>DW <text:s/>?</text:p>
      <text:p text:style-name="P312"><text:s/>000E<text:tab/><text:tab/><text:tab/><text:tab/>DATA<text:tab/>ENDS<text:tab/><text:tab/><text:tab/><text:tab/></text:p>
      <text:p text:style-name="P313"><text:tab/><text:tab/><text:tab/><text:tab/><text:tab/><text:tab/><text:tab/><text:tab/>;ENDS DATA</text:p>
      <text:p text:style-name="P314"><text:tab/><text:tab/><text:tab/><text:tab/></text:p>
      <text:p text:style-name="P315"><text:s/>0000<text:tab/><text:tab/><text:tab/><text:tab/>CODE <text:s text:c="5"/>SEGMENT <text:s text:c="2"/><text:tab/><text:tab/><text:tab/></text:p>
      <text:p text:style-name="P316"><text:tab/><text:tab/><text:tab/><text:tab/><text:tab/><text:tab/><text:tab/>;SEG CODE</text:p>
      <text:p text:style-name="P317"><text:tab/><text:tab/><text:tab/><text:tab/>ASSUME <text:s/>DS:DATA, CS:CODE, SS:AStack</text:p>
      <text:p text:style-name="P318"><text:tab/><text:tab/><text:tab/><text:tab/><text:s/><text:tab/></text:p>
      <text:p text:style-name="P319"><text:s/>0000<text:tab/><text:tab/><text:tab/><text:tab/>Main <text:s text:c="3"/>PROC <text:s/>FAR</text:p>
      <text:p text:style-name="P320"><text:s/>0000 <text:s/>1E<text:tab/><text:tab/><text:tab/><text:s text:c="4"/><text:tab/>push ds</text:p>
      <text:p text:style-name="P321"><text:s/>0001 <text:s/>2B C0<text:tab/><text:tab/><text:tab/><text:tab/>sub ax, ax</text:p>
      <text:p text:style-name="P322"><text:s/>0003 <text:s/>50<text:tab/><text:tab/><text:tab/><text:tab/>push ax</text:p>
      <text:soft-page-break/>
      <text:p text:style-name="P323"><text:s/>0004 <text:s/>B8 ---- R<text:tab/><text:tab/><text:tab/>mov ax, DATA</text:p>
      <text:p text:style-name="P324"><text:s/>0007 <text:s/>8E D8<text:tab/><text:tab/><text:tab/><text:tab/>mov ds, ax</text:p>
      <text:p text:style-name="P325"><text:s/>0009 <text:s/>A1 0000 R<text:tab/><text:tab/><text:tab/>mov ax, a</text:p>
      <text:p text:style-name="P326"><text:s/>000C <text:s/>3B 06 0002 R<text:tab/><text:tab/><text:tab/>cmp ax, b</text:p>
      <text:p text:style-name="P327"><text:s/>0010 <text:s/>7E 12<text:tab/><text:tab/><text:tab/>jle f3</text:p>
      <text:p text:style-name="P328"><text:s/>0012 <text:s/>A1 0004 R<text:tab/><text:tab/><text:tab/>mov ax, i ; f3_2</text:p>
      <text:p text:style-name="P329"><text:s/>0015 <text:s/>D1 E0<text:tab/><text:tab/><text:tab/><text:tab/>shl ax, 1 ; i*4</text:p>
      <text:p text:style-name="P330"><text:s/>0017 <text:s/>D1 E0<text:tab/><text:tab/><text:tab/><text:tab/>shl ax, 1 ; i*4</text:p>
      <text:p text:style-name="P331"><text:s/>0019 <text:s/>F7 D8<text:tab/><text:tab/><text:tab/><text:tab/>neg ax</text:p>
      <text:p text:style-name="P332"><text:s/>001B <text:s/>05 0007<text:tab/><text:tab/><text:tab/><text:tab/>add ax, 7</text:p>
      <text:p text:style-name="P333"><text:s/>001E <text:s/>A3 0008 R<text:tab/><text:tab/><text:tab/>mov i1, ax</text:p>
      <text:p text:style-name="P334"><text:s/>0021 <text:s/>EB 1B 90<text:tab/><text:tab/><text:tab/><text:tab/>jmp f7_1</text:p>
      <text:p text:style-name="P335"><text:s/>0024<text:tab/><text:tab/><text:tab/><text:tab/>f3:</text:p>
      <text:p text:style-name="P336"><text:s/>0024 <text:s/>A1 0004 R<text:tab/><text:tab/><text:tab/>mov ax, i ; f3_1</text:p>
      <text:p text:style-name="P337"><text:s/>0027 <text:s/>D1 E0<text:tab/><text:tab/><text:tab/><text:tab/>shl ax, 1 ; i*4</text:p>
      <text:p text:style-name="P338"><text:s/>0029 <text:s/>D1 E0<text:tab/><text:tab/><text:tab/><text:tab/>shl ax, 1 ;</text:p>
      <text:p text:style-name="P339"><text:s/>002B <text:s/>8B 0E 0004 R<text:tab/><text:tab/><text:tab/>mov cx, i ;</text:p>
      <text:p text:style-name="P340"><text:s/>002F <text:s/>D1 E1<text:tab/><text:tab/><text:tab/><text:tab/>shl cx, 1 ; i*2</text:p>
      <text:p text:style-name="P341"><text:s/>0031 <text:s/>03 C1<text:tab/><text:tab/><text:tab/><text:tab/>add ax, cx; i*6</text:p>
      <text:p text:style-name="P342"><text:s/>0033 <text:s/>F7 D8<text:tab/><text:tab/><text:tab/><text:tab/>neg ax</text:p>
      <text:p text:style-name="P343"><text:s/>0035 <text:s/>05 0008<text:tab/><text:tab/><text:tab/><text:tab/>add ax, 8 ;</text:p>
      <text:p text:style-name="P344"><text:s/>0038 <text:s/>A3 0008 R<text:tab/><text:tab/><text:tab/>mov i1, ax;</text:p>
      <text:p text:style-name="P345"><text:s/>003B <text:s/>EB 13 90<text:tab/><text:tab/><text:tab/><text:tab/>jmp f7_2</text:p>
      <text:p text:style-name="P346"><text:s/>003E<text:tab/><text:tab/><text:tab/><text:tab/>f7_1:</text:p>
      <text:p text:style-name="P347"><text:s/>003E <text:s/>A1 0004 R<text:tab/><text:tab/><text:tab/>mov ax, i ;</text:p>
      <text:p text:style-name="P348"><text:s/>0041 <text:s/>D1 E0<text:tab/><text:tab/><text:tab/><text:tab/>shl ax, 1 ; i*4</text:p>
      <text:p text:style-name="P349"><text:s/>0043 <text:s/>D1 E0<text:tab/><text:tab/><text:tab/><text:tab/>shl ax, 1 ;</text:p>
      <text:p text:style-name="P350">Microsoft (R) Macro Assembler Version 5.10 <text:s text:c="17"/>11/25/20 05:03:2</text:p>
      <text:p text:style-name="P351"><text:s text:c="61"/>Page <text:s text:c="4"/>1-2</text:p>
      <text:p text:style-name="P352"/>
      <text:p text:style-name="P353"/>
      <text:p text:style-name="P354"><text:s/>0045 <text:s/>2D 0005<text:tab/><text:tab/><text:tab/><text:tab/>sub ax, 5 ;</text:p>
      <text:p text:style-name="P355"><text:s/>0048 <text:s/>F7 D8<text:tab/><text:tab/><text:tab/><text:tab/>neg ax</text:p>
      <text:p text:style-name="P356"><text:s/>004A <text:s/>A3 000A R<text:tab/><text:tab/><text:tab/>mov i2, ax</text:p>
      <text:p text:style-name="P357"><text:s/>004D <text:s/>EB 15 90<text:tab/><text:tab/><text:tab/><text:tab/>jmp f5</text:p>
      <text:soft-page-break/>
      <text:p text:style-name="P358"><text:s/>0050<text:tab/><text:tab/><text:tab/><text:tab/>f7_2:</text:p>
      <text:p text:style-name="P359"><text:s/>0050 <text:s/>A1 0004 R<text:tab/><text:tab/><text:tab/>mov ax, i ;</text:p>
      <text:p text:style-name="P360"><text:s/>0053 <text:s/>D1 E0<text:tab/><text:tab/><text:tab/><text:tab/>shl ax, 1 ; i*2</text:p>
      <text:p text:style-name="P361"><text:s/>0055 <text:s/>03 06 0004 R<text:tab/><text:tab/><text:tab/>add ax, i ; i*3</text:p>
      <text:p text:style-name="P362"><text:s/>0059 <text:s/>F7 D8<text:tab/><text:tab/><text:tab/><text:tab/>neg ax <text:s text:c="3"/>; -i*3</text:p>
      <text:p text:style-name="P363"><text:s/>005B <text:s/>05 000A<text:tab/><text:tab/><text:tab/><text:tab/>add ax, 10;</text:p>
      <text:p text:style-name="P364"><text:s/>005E <text:s/>A3 000A R<text:tab/><text:tab/><text:tab/>mov i2, ax</text:p>
      <text:p text:style-name="P365"><text:s/>0061 <text:s/>EB 01 90<text:tab/><text:tab/><text:tab/><text:tab/>jmp f5</text:p>
      <text:p text:style-name="P366"><text:s/>0064<text:tab/><text:tab/><text:tab/><text:tab/>f5:</text:p>
      <text:p text:style-name="P367"><text:s/>0064 <text:s/>A1 0006 R<text:tab/><text:tab/><text:tab/>mov ax, k</text:p>
      <text:p text:style-name="P368"><text:s/>0067 <text:s/>83 3E 0006 R 00<text:tab/><text:tab/><text:s text:c="2"/><text:tab/>cmp k, 0</text:p>
      <text:p text:style-name="P369"><text:s/>006C <text:s/>75 1A<text:tab/><text:tab/><text:tab/>jne f5_2<text:tab/><text:s text:c="2"/>; if k&lt;&gt;0</text:p>
      <text:p text:style-name="P370"><text:s/>006E <text:s/>A1 0008 R<text:tab/><text:tab/><text:tab/>mov ax, i1</text:p>
      <text:p text:style-name="P371"><text:s/>0071 <text:s/>3D 0006<text:tab/><text:tab/><text:tab/><text:tab/>cmp ax, 6</text:p>
      <text:p text:style-name="P372"><text:s/>0074 <text:s/>7E 09<text:tab/><text:tab/><text:tab/>jle i1_6<text:s/></text:p>
      <text:p text:style-name="P373"><text:s/>0076 <text:s/>C7 06 000C R 0006<text:tab/><text:s text:c="2"/><text:tab/>mov res, 6 <text:s text:c="2"/></text:p>
      <text:p text:style-name="P374"><text:s/>007C <text:s/>EB 39 90<text:tab/><text:tab/><text:tab/><text:tab/>jmp f_end</text:p>
      <text:p text:style-name="P375"><text:s/>007F<text:tab/><text:tab/><text:tab/><text:tab/>i1_6:</text:p>
      <text:p text:style-name="P376"><text:s/>007F <text:s/>A1 0008 R<text:tab/><text:tab/><text:tab/>mov ax, i1</text:p>
      <text:p text:style-name="P377"><text:s/>0082 <text:s/>A3 000C R<text:tab/><text:tab/><text:tab/>mov res, ax</text:p>
      <text:p text:style-name="P378"><text:s/>0085 <text:s/>EB 30 90<text:tab/><text:tab/><text:tab/><text:tab/>jmp f_end</text:p>
      <text:p text:style-name="P379"><text:s/>0088<text:tab/><text:tab/><text:tab/><text:tab/>f5_2:</text:p>
      <text:p text:style-name="P380"><text:s/>0088 <text:s/>A1 0008 R<text:tab/><text:tab/><text:tab/>mov ax, i1</text:p>
      <text:p text:style-name="P381"><text:s/>008B <text:s/>83 3E 0008 R 00<text:tab/><text:tab/><text:tab/>cmp i1, 0</text:p>
      <text:p text:style-name="P382"><text:s/>0090 <text:s/>7C 0D<text:tab/><text:tab/><text:tab/>jl i1_neg ; i1&lt;0</text:p>
      <text:p text:style-name="P383"><text:s/>0092<text:tab/><text:tab/><text:tab/><text:tab/>f_5_2_2:</text:p>
      <text:p text:style-name="P384"><text:s/>0092 <text:s/>A1 000A R<text:tab/><text:tab/><text:tab/>mov ax, i2</text:p>
      <text:p text:style-name="P385"><text:s/>0095 <text:s/>83 3E 000A R 00<text:tab/><text:tab/><text:tab/>cmp i2, 0</text:p>
      <text:p text:style-name="P386"><text:s/>009A <text:s/>7C 09<text:tab/><text:tab/><text:tab/>jl i2_neg ; i2&lt;0</text:p>
      <text:p text:style-name="P387"><text:s/>009C <text:s/>EB 0B 90<text:tab/><text:tab/><text:tab/><text:tab/>jmp f_res</text:p>
      <text:p text:style-name="P388"><text:s/>009F<text:tab/><text:tab/><text:tab/><text:tab/>i1_neg:</text:p>
      <text:p text:style-name="P389"><text:s/>009F <text:s/>F7 1E 0008 R<text:tab/><text:tab/><text:tab/>neg i1</text:p>
      <text:p text:style-name="P390"><text:s/>00A3 <text:s/>EB ED<text:tab/><text:tab/><text:tab/><text:tab/>jmp f_5_2_2</text:p>
      <text:p text:style-name="P391"><text:s/>00A5<text:tab/><text:tab/><text:tab/><text:tab/>i2_neg:</text:p>
      <text:p text:style-name="P392"><text:s/>00A5 <text:s/>F7 1E 000A R<text:tab/><text:tab/><text:tab/>neg i2<text:tab/></text:p>
      <text:soft-page-break/>
      <text:p text:style-name="P393"><text:s/>00A9<text:tab/><text:tab/><text:tab/><text:tab/>f_res:</text:p>
      <text:p text:style-name="P394"><text:s/>00A9 <text:s/>A1 0008 R<text:tab/><text:tab/><text:tab/>mov ax, i1</text:p>
      <text:p text:style-name="P395"><text:s/>00AC <text:s/>01 06 000C R<text:tab/><text:tab/><text:tab/>add res, ax</text:p>
      <text:p text:style-name="P396"><text:s/>00B0 <text:s/>A1 000A R<text:tab/><text:tab/><text:tab/>mov ax, i2</text:p>
      <text:p text:style-name="P397"><text:s/>00B3 <text:s/>01 06 000C R<text:tab/><text:tab/><text:tab/>add res, ax</text:p>
      <text:p text:style-name="P398"><text:s/>00B7<text:tab/><text:tab/><text:tab/><text:tab/>f_end:<text:s/></text:p>
      <text:p text:style-name="P399"><text:s/>00B7 <text:s/>B4 4C<text:tab/><text:tab/><text:tab/><text:tab/>mov ah, 4ch</text:p>
      <text:p text:style-name="P400"><text:s/>00B9 <text:s/>CD 21<text:tab/><text:tab/><text:tab/><text:tab/>int 21h</text:p>
      <text:p text:style-name="P401"><text:tab/><text:tab/><text:tab/><text:tab/></text:p>
      <text:p text:style-name="P402"><text:s/>00BB<text:tab/><text:tab/><text:tab/><text:tab/>Main <text:s text:c="5"/>ENDP</text:p>
      <text:p text:style-name="P403"><text:s/>00BB<text:tab/><text:tab/><text:tab/><text:tab/>CODE <text:s text:c="5"/>ENDS</text:p>
      <text:p text:style-name="P404"><text:tab/><text:tab/><text:tab/><text:tab/>END Main<text:tab/><text:tab/><text:tab/><text:tab/>;ENDS</text:p>
      <text:p text:style-name="P405"><text:tab/><text:tab/><text:tab/><text:tab/>CODE</text:p>
      <text:p text:style-name="P406">Microsoft (R) Macro Assembler Version 5.10 <text:s text:c="17"/>11/25/20 05:03:2</text:p>
      <text:p text:style-name="P407"><text:s text:c="61"/>Symbols-1</text:p>
      <text:p text:style-name="P408"/>
      <text:p text:style-name="P409"/>
      <text:p text:style-name="P410">Segments and Groups:</text:p>
      <text:p text:style-name="P411"/>
      <text:p text:style-name="P412"><text:s text:c="16"/>N a m e <text:s text:c="8"/><text:tab/>Length<text:tab/><text:s/>Align<text:tab/>Combine Class</text:p>
      <text:p text:style-name="P413"/>
      <text:p text:style-name="P414">ASTACK . . . . . . . . . . . . . <text:s/><text:tab/>0018<text:tab/>PARA<text:tab/>STACK<text:tab/></text:p>
      <text:p text:style-name="P415">CODE . . . . . . . . . . . . . . <text:s/><text:tab/>00BB<text:tab/>PARA<text:tab/>NONE<text:tab/></text:p>
      <text:p text:style-name="P416">DATA . . . . . . . . . . . . . . <text:s/><text:tab/>000E<text:tab/>PARA<text:tab/>NONE<text:tab/></text:p>
      <text:p text:style-name="P417"/>
      <text:p text:style-name="P418">Symbols: <text:s text:c="11"/></text:p>
      <text:p text:style-name="P419"/>
      <text:p text:style-name="P420"><text:s text:c="16"/>N a m e <text:s text:c="8"/><text:tab/>Type<text:tab/><text:s/>Value<text:tab/><text:s/>Attr</text:p>
      <text:p text:style-name="P421"/>
      <text:p text:style-name="P422">A <text:s/>. . . . . . . . . . . . . . . <text:s/><text:tab/>L WORD<text:tab/>0000<text:tab/>DATA</text:p>
      <text:p text:style-name="P423"/>
      <text:p text:style-name="P424">B <text:s/>. . . . . . . . . . . . . . . <text:s/><text:tab/>L WORD<text:tab/>0002<text:tab/>DATA</text:p>
      <text:p text:style-name="P425"/>
      <text:p text:style-name="P426">F3 . . . . . . . . . . . . . . . <text:s/><text:tab/>L NEAR<text:tab/>0024<text:tab/>CODE</text:p>
      <text:p text:style-name="P427">F5 . . . . . . . . . . . . . . . <text:s/><text:tab/>L NEAR<text:tab/>0064<text:tab/>CODE</text:p>
      <text:soft-page-break/>
      <text:p text:style-name="P428">F5_2 . . . . . . . . . . . . . . <text:s/><text:tab/>L NEAR<text:tab/>0088<text:tab/>CODE</text:p>
      <text:p text:style-name="P429">F7_1 . . . . . . . . . . . . . . <text:s/><text:tab/>L NEAR<text:tab/>003E<text:tab/>CODE</text:p>
      <text:p text:style-name="P430">F7_2 . . . . . . . . . . . . . . <text:s/><text:tab/>L NEAR<text:tab/>0050<text:tab/>CODE</text:p>
      <text:p text:style-name="P431">F_5_2_2 <text:s/>. . . . . . . . . . . . <text:s/><text:tab/>L NEAR<text:tab/>0092<text:tab/>CODE</text:p>
      <text:p text:style-name="P432">F_END <text:s/>. . . . . . . . . . . . . <text:s/><text:tab/>L NEAR<text:tab/>00B7<text:tab/>CODE</text:p>
      <text:p text:style-name="P433">F_RES <text:s/>. . . . . . . . . . . . . <text:s/><text:tab/>L NEAR<text:tab/>00A9<text:tab/>CODE</text:p>
      <text:p text:style-name="P434"/>
      <text:p text:style-name="P435">I <text:s/>. . . . . . . . . . . . . . . <text:s/><text:tab/>L WORD<text:tab/>0004<text:tab/>DATA</text:p>
      <text:p text:style-name="P436">I1 . . . . . . . . . . . . . . . <text:s/><text:tab/>L WORD<text:tab/>0008<text:tab/>DATA</text:p>
      <text:p text:style-name="P437">I1_6 . . . . . . . . . . . . . . <text:s/><text:tab/>L NEAR<text:tab/>007F<text:tab/>CODE</text:p>
      <text:p text:style-name="P438">I1_NEG . . . . . . . . . . . . . <text:s/><text:tab/>L NEAR<text:tab/>009F<text:tab/>CODE</text:p>
      <text:p text:style-name="P439">I2 . . . . . . . . . . . . . . . <text:s/><text:tab/>L WORD<text:tab/>000A<text:tab/>DATA</text:p>
      <text:p text:style-name="P440">I2_NEG . . . . . . . . . . . . . <text:s/><text:tab/>L NEAR<text:tab/>00A5<text:tab/>CODE</text:p>
      <text:p text:style-name="P441"/>
      <text:p text:style-name="P442">K <text:s/>. . . . . . . . . . . . . . . <text:s/><text:tab/>L WORD<text:tab/>0006<text:tab/>DATA</text:p>
      <text:p text:style-name="P443"/>
      <text:p text:style-name="P444">MAIN . . . . . . . . . . . . . . <text:s/><text:tab/>F PROC<text:tab/>0000<text:tab/>CODE<text:tab/>Length = 00BB</text:p>
      <text:p text:style-name="P445"/>
      <text:p text:style-name="P446">RES <text:s/>. . . . . . . . . . . . . . <text:s/><text:tab/>L WORD<text:tab/>000C<text:tab/>DATA</text:p>
      <text:p text:style-name="P447"/>
      <text:p text:style-name="P448">@CPU . . . . . . . . . . . . . . <text:s/><text:tab/>TEXT <text:s/>0101h<text:tab/><text:tab/></text:p>
      <text:p text:style-name="P449">@FILENAME <text:s/>. . . . . . . . . . . <text:s/><text:tab/>TEXT <text:s/>LAB3<text:tab/><text:tab/></text:p>
      <text:p text:style-name="P450">@VERSION . . . . . . . . . . . . <text:s/><text:tab/>TEXT <text:s/>510<text:tab/><text:tab/></text:p>
      <text:p text:style-name="P451"/>
      <text:p text:style-name="P452"/>
      <text:p text:style-name="P453"><text:s text:c="5"/>99 Source <text:s/>Lines</text:p>
      <text:p text:style-name="P454"><text:s text:c="5"/>99 Total <text:s text:c="2"/>Lines</text:p>
      <text:p text:style-name="P455"><text:s text:c="5"/>27 Symbols</text:p>
      <text:p text:style-name="P456"/>
      <text:p text:style-name="P457"><text:s text:c="2"/>48040 + 461267 Bytes symbol space free</text:p>
      <text:p text:style-name="P458"/>
      <text:p text:style-name="P459"><text:s text:c="6"/>0 Warning Errors</text:p>
      <text:p text:style-name="P460"><text:s text:c="6"/>0 Severe <text:s/>Errors</text:p>
      <text:p text:style-name="P461"/>
      <text:p text:style-name="P462"/>
      <text:soft-page-break/>
      <text:p text:style-name="P463"><text:span text:style-name="T464"><text:s/></text:span><text:span text:style-name="T465">Тестирование</text:span><text:span text:style-name="T466">.</text:span></text:p>
      <table:table table:style-name="Table467">
        <table:table-columns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№</text:p>
          </table:table-cell>
          <table:table-cell table:style-name="TableCell475">
            <text:p text:style-name="P476">Входные данные</text:p>
          </table:table-cell>
          <table:table-cell table:style-name="TableCell477">
            <text:p text:style-name="P478">Выходные данные</text:p>
          </table:table-cell>
          <table:table-cell table:style-name="TableCell479">
            <text:p text:style-name="P480">Правильный результат</text:p>
          </table:table-cell>
        </table:table-row>
        <table:table-row table:style-name="TableRow481">
          <table:table-cell table:style-name="TableCell482">
            <text:p text:style-name="P483">1</text:p>
          </table:table-cell>
          <table:table-cell table:style-name="TableCell484">
            <text:p text:style-name="P485">a=1,<text:s/>b=1, i=1, k=1</text:p>
          </table:table-cell>
          <table:table-cell table:style-name="TableCell486">
            <text:p text:style-name="P487"><text:span text:style-name="T488">i1=</text:span><text:span text:style-name="T489">2</text:span><text:span text:style-name="T490">, i2=</text:span><text:span text:style-name="T491">7</text:span><text:span text:style-name="T492">, res=</text:span><text:span text:style-name="T493">9</text:span></text:p>
          </table:table-cell>
          <table:table-cell table:style-name="TableCell494">
            <text:p text:style-name="P495"><text:span text:style-name="T496">i1=</text:span><text:span text:style-name="T497">2</text:span><text:span text:style-name="T498">, i2=</text:span><text:span text:style-name="T499">7</text:span><text:span text:style-name="T500">, res=</text:span><text:span text:style-name="T501">9</text:span></text:p>
          </table:table-cell>
        </table:table-row>
        <table:table-row table:style-name="TableRow502">
          <table:table-cell table:style-name="TableCell503">
            <text:p text:style-name="P504">2</text:p>
          </table:table-cell>
          <table:table-cell table:style-name="TableCell505">
            <text:p text:style-name="P506"><text:span text:style-name="T507">a=1, b=</text:span><text:span text:style-name="T508">2</text:span><text:span text:style-name="T509">, i=</text:span><text:span text:style-name="T510">3</text:span><text:span text:style-name="T511">, k=-</text:span><text:span text:style-name="T512">4</text:span></text:p>
          </table:table-cell>
          <table:table-cell table:style-name="TableCell513">
            <text:p text:style-name="P514"><text:span text:style-name="T515">i1=-10, i2=1 res=11</text:span></text:p>
          </table:table-cell>
          <table:table-cell table:style-name="TableCell516">
            <text:p text:style-name="P517"><text:span text:style-name="T518">i1=-10, i2=1 res=11</text:span></text:p>
          </table:table-cell>
        </table:table-row>
        <table:table-row table:style-name="TableRow519">
          <table:table-cell table:style-name="TableCell520">
            <text:p text:style-name="P521">3</text:p>
          </table:table-cell>
          <table:table-cell table:style-name="TableCell522">
            <text:p text:style-name="P523">a=4, b=3, i=2, k=1</text:p>
          </table:table-cell>
          <table:table-cell table:style-name="TableCell524">
            <text:p text:style-name="P525"><text:span text:style-name="T526">i1</text:span><text:span text:style-name="T527">=-</text:span><text:span text:style-name="T528">1, i2</text:span><text:span text:style-name="T529">=</text:span><text:span text:style-name="T530">-3, res=4</text:span></text:p>
          </table:table-cell>
          <table:table-cell table:style-name="TableCell531">
            <text:p text:style-name="P532"><text:span text:style-name="T533">i1</text:span><text:span text:style-name="T534">=-</text:span><text:span text:style-name="T535">1, i2</text:span><text:span text:style-name="T536">=</text:span><text:span text:style-name="T537">-3, res=4</text:span></text:p>
          </table:table-cell>
        </table:table-row>
        <table:table-row table:style-name="TableRow538">
          <table:table-cell table:style-name="TableCell539">
            <text:p text:style-name="P540">4</text:p>
          </table:table-cell>
          <table:table-cell table:style-name="TableCell541">
            <text:p text:style-name="P542">a=2, b=1, i=1, k=0</text:p>
          </table:table-cell>
          <table:table-cell table:style-name="TableCell543">
            <text:p text:style-name="P544">i1=-1, i2=-3, res=-1</text:p>
          </table:table-cell>
          <table:table-cell table:style-name="TableCell545">
            <text:p text:style-name="P546">i1=-1, i2=-3, res=-1</text:p>
          </table:table-cell>
        </table:table-row>
        <table:table-row table:style-name="TableRow547">
          <table:table-cell table:style-name="TableCell548">
            <text:p text:style-name="P549">5</text:p>
          </table:table-cell>
          <table:table-cell table:style-name="TableCell550">
            <text:p text:style-name="P551">a=1, b=1, i=1, k=0</text:p>
          </table:table-cell>
          <table:table-cell table:style-name="TableCell552">
            <text:p text:style-name="P553"><text:span text:style-name="T554">i1=</text:span><text:span text:style-name="T555">2</text:span><text:span text:style-name="T556">, i2=</text:span><text:span text:style-name="T557">7</text:span><text:span text:style-name="T558">, res=2</text:span></text:p>
          </table:table-cell>
          <table:table-cell table:style-name="TableCell559">
            <text:p text:style-name="P560"><text:span text:style-name="T561">i1=</text:span><text:span text:style-name="T562">2</text:span><text:span text:style-name="T563">, i2=</text:span><text:span text:style-name="T564">7</text:span><text:span text:style-name="T565">, res=2</text:span></text:p>
          </table:table-cell>
        </table:table-row>
        <table:table-row table:style-name="TableRow566">
          <table:table-cell table:style-name="TableCell567">
            <text:p text:style-name="P568">6</text:p>
          </table:table-cell>
          <table:table-cell table:style-name="TableCell569">
            <text:p text:style-name="P570">a=1, b=1, i=0, k=0</text:p>
          </table:table-cell>
          <table:table-cell table:style-name="TableCell571">
            <text:p text:style-name="P572">i1=8, i2=10, res=6</text:p>
          </table:table-cell>
          <table:table-cell table:style-name="TableCell573">
            <text:p text:style-name="P574">i1=8, i2=10, res=6</text:p>
          </table:table-cell>
        </table:table-row>
      </table:table>
      <text:p text:style-name="P575"/>
      <text:p text:style-name="P576"><text:s/></text:p>
      <text:p text:style-name="P577"><text:span text:style-name="T578">Выводы</text:span><text:span text:style-name="T579">.</text:span></text:p>
      <text:p text:style-name="P580"><text:span text:style-name="T581">Были изучены режимы адресации, определены ошибки в программе, и было дано объяснение ошибка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ystem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style:font-name="Times New Roman" style:font-name-asian="Times New Roman"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Обычный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text-indent="0.3937in">
        <style:tab-stops>
          <style:tab-stop style:type="right" style:leader-style="solid" style:leader-text="_" style:position="3.8395in"/>
          <style:tab-stop style:type="right" style:leader-style="solid" style:leader-text="_" style:position="5.9062in"/>
        </style:tab-stops>
      </style:paragraph-properties>
      <style:text-properties style:font-size-complex="10pt" fo:hyphenate="false"/>
    </style:style>
    <style:style style:name="Textbodyindent" style:display-name="Text body indent" style:family="paragraph" style:parent-style-name="Обычный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Обычный">
      <style:paragraph-properties fo:text-align="justify" fo:line-height="130%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Длятаблиц" style:display-name="Для таблиц" style:family="paragraph" style:parent-style-name="Обычный">
      <style:text-properties fo:hyphenate="false"/>
    </style:style>
    <style:style style:name="Обычныйвеб" style:display-name="Обычный (веб)" style:family="paragraph" style:parent-style-name="Обычный" style:list-style-name="LFO1">
      <style:paragraph-properties fo:margin-top="0.0694in" fo:margin-bottom="0.0694in">
        <style:tab-stops>
          <style:tab-stop style:type="left" style:position="-2.2291in"/>
        </style:tab-stops>
      </style:paragraph-properties>
      <style:text-properties fo:hyphenate="false"/>
    </style:style>
    <style:style style:name="Подзаголовок" style:display-name="Подзаголовок" style:family="paragraph" style:parent-style-name="Обычный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Обычный">
      <style:paragraph-properties fo:text-align="justify" fo:margin-left="0.2958in" fo:text-indent="-0.2958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Обычный">
      <style:paragraph-properties fo:text-align="justify" fo:margin-top="0.0833in" fo:margin-left="1.1812in" fo:text-indent="-0.4916in">
        <style:tab-stops>
          <style:tab-stop style:type="left" style:position="0in"/>
        </style:tab-stops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Поцентру" style:display-name="По центру" style:family="paragraph" style:parent-style-name="Обычный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Обычный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Обычный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Обычный">
      <style:paragraph-properties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Verdana" style:font-name-complex="Verdana" fo:font-size="10pt" style:font-size-asian="10pt" style:font-size-complex="10pt" fo:language="en" fo:country="US" style:language-asian="en" style:country-asian="US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asian="Times New Roman" style:font-name-complex="Arial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1" style:display-name="Основной текст1" style:family="paragraph">
      <style:paragraph-properties fo:widows="0" fo:orphans="0" fo:text-align="justify" style:line-height-at-least="0.1666in"/>
      <style:text-properties style:font-name="Arial" style:font-name-asian="Arial" style:font-name-complex="Arial" fo:color="#000000" fo:font-size="12pt" style:font-size-asian="12pt" fo:hyphenate="false"/>
    </style:style>
    <style:style style:name="Заголовок22" style:display-name="Заголовок №2 (2)" style:family="paragraph" style:parent-style-name="Обычный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margin-bottom="0.1388in" fo:line-height="115%"/>
      <style:text-properties style:font-name="Times New Roman" style:font-name-asian="Times New Roman" fo:color="#000000" fo:font-size="8pt" style:font-size-asian="8pt" fo:hyphenate="false"/>
    </style:style>
    <style:style style:name="Стиль" style:display-name="Стиль" style:family="paragraph">
      <style:paragraph-properties fo:widows="0" fo:orphans="0"/>
      <style:text-properties style:font-name="Times New Roman" style:font-name-asian="Times New Roman" fo:letter-spacing="-0.0006in" style:letter-kerning="true" fo:font-size="12pt" style:font-size-asian="12pt" fo:language="en" fo:country="US" fo:hyphenate="false"/>
    </style:style>
    <style:style style:name="Основнойтекст2" style:display-name="Основной текст 2" style:family="paragraph" style:parent-style-name="Обычный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style:text-autospace="none"/>
      <style:text-properties style:font-name="Times New Roman" style:font-name-asian="Times New Roman" fo:color="#000000" fo:font-size="12pt" style:font-size-asian="12pt" style:font-size-complex="12pt" fo:hyphenate="false"/>
    </style:style>
    <style:style style:name="Основнойтекст3" style:display-name="Основной текст 3" style:family="paragraph" style:parent-style-name="Обычный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Style2" style:display-name="Table Style 2" style:family="paragraph">
      <style:text-properties style:font-name="Helvetica" style:font-name-asian="Times New Roman" style:font-name-complex="Helvetica" fo:color="#000000" fo:hyphenate="false"/>
    </style:style>
    <style:style style:name="Style16" style:display-name="Style16" style:family="paragraph">
      <style:paragraph-properties fo:widows="0" fo:orphans="0" fo:text-align="justify" fo:line-height="0.193in"/>
      <style:text-properties style:font-name="Arial Unicode MS" style:font-name-asian="Times New Roman" style:font-name-complex="Arial Unicode MS" fo:color="#000000" fo:font-size="12pt" style:font-size-asian="12pt" style:font-size-complex="12pt" fo:hyphenate="false"/>
    </style:style>
    <style:style style:name="western" style:display-name="western" style:family="paragraph" style:parent-style-name="Обычный">
      <style:paragraph-properties fo:margin-top="0.0694in" fo:margin-bottom="0.0694in"/>
      <style:text-properties fo:hyphenate="false"/>
    </style:style>
    <style:style style:name="Маркированныйсписок" style:display-name="Маркированный список" style:family="paragraph" style:parent-style-name="Обычный">
      <style:paragraph-properties fo:text-align="justify" fo:margin-left="0.25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Список" style:display-name="Список" style:family="paragraph" style:parent-style-name="Textbody" style:default-outline-level="3">
      <style:text-properties fo:hyphenate="false"/>
    </style:style>
    <style:style style:name="Список4" style:display-name="Список 4" style:family="paragraph" style:parent-style-name="Обычный">
      <style:paragraph-properties fo:text-align="justify" fo:margin-left="0.8395in" fo:text-indent="-0.25in">
        <style:tab-stops>
          <style:tab-stop style:type="left" style:position="0in"/>
        </style:tab-stops>
      </style:paragraph-properties>
      <style:text-properties style:font-size-complex="10pt" fo:hyphenate="false"/>
    </style:style>
    <style:style style:name="Список3" style:display-name="Список 3" style:family="paragraph" style:parent-style-name="Обычный">
      <style:paragraph-properties fo:margin-left="0.643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for_tables_12" style:display-name="for_tables_12" style:family="paragraph" style:parent-style-name="Обычный">
      <style:paragraph-properties fo:line-height="0.2222in">
        <style:tab-stops>
          <style:tab-stop style:type="left" style:position="0.4465in"/>
        </style:tab-stops>
      </style:paragraph-properties>
      <style:text-properties fo:hyphenate="false"/>
    </style:style>
    <style:style style:name="Основнойтекст21" style:display-name="Основной текст 21" style:family="paragraph" style:parent-style-name="Обычный">
      <style:paragraph-properties fo:text-align="justify" fo:text-indent="0.4923in"/>
      <style:text-properties fo:hyphenate="false"/>
    </style:style>
    <style:style style:name="Style40" style:display-name="Style40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Обычный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TableParagraph" style:display-name="Table Paragraph" style:family="paragraph" style:parent-style-name="Обычный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Обычный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Normal1" style:display-name="Normal1" style:family="paragraph">
      <style:text-properties style:font-name="Times New Roman" style:font-name-asian="Times New Roman" fo:hyphenate="false"/>
    </style:style>
    <style:style style:name="Абзацсписка4" style:display-name="Абзац списка4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fo:hyphenate="tru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fals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3">
      <style:paragraph-properties fo:text-align="justify" fo:line-height="120%">
        <style:tab-stops>
          <style:tab-stop style:type="left" style:position="-4.4013in"/>
          <style:tab-stop style:type="left" style:position="-2.334in"/>
        </style:tab-stops>
      </style:paragraph-properties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false"/>
    </style:style>
    <style:style style:name="Абзацсписка5" style:display-name="Абзац списка5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Обычный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Обычный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 style:language-asian="ru" style:country-asian="RU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ru" style:country-asian="RU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 style:language-asian="ru" style:country-asian="RU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 style:language-asian="ru" style:country-asian="RU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 style:language-asian="ru" style:country-asian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 style:language-asian="ru" style:country-asian="RU"/>
    </style:style>
    <style:style style:name="apple-converted-space" style:display-name="apple-converted-space" style:family="text">
      <style:text-properties style:font-name-complex="Times New Roman"/>
    </style:style>
    <style:style style:name="Гиперссылка" style:display-name="Гиперссылка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 style:language-asian="en" style:country-asian="US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Импортированныйстиль2" style:display-name="Импортированный стиль 2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 style:display-name="LFO3">
      <text:list-level-style-bullet text:level="1" text:style-name="WW_CharLFO3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8in"/>
      </style:header-style>
      <style:footer-style>
        <style:header-footer-properties style:dynamic-spacing="true" fo:min-height="-0.0076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13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13T01:04:00Z</meta:creation-date>
    <dc:date>2020-11-25T02:09:00Z</dc:date>
    <meta:print-date>2020-09-17T07:16:00Z</meta:print-date>
    <meta:template xlink:href="Normal.dotm" xlink:type="simple"/>
    <meta:editing-cycles>14</meta:editing-cycles>
    <meta:editing-duration>PT7740S</meta:editing-duration>
    <meta:document-statistic meta:page-count="11" meta:paragraph-count="17" meta:word-count="1280" meta:character-count="8565" meta:row-count="60" meta:non-whitespace-character-count="7302"/>
  </office:meta>
</office:document-meta>
</file>